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131cm" fo:min-width="0cm"/>
    </style:style>
    <style:style style:name="gr2" style:family="graphic" style:parent-style-name="standard">
      <style:graphic-properties svg:stroke-color="#000000" draw:fill-color="#00cc33" draw:textarea-horizontal-align="justify" draw:textarea-vertical-align="middle" draw:auto-grow-height="false" fo:min-height="0.021cm" fo:min-width="0cm"/>
    </style:style>
    <style:style style:name="gr3" style:family="graphic" style:parent-style-name="standard">
      <style:graphic-properties svg:stroke-color="#000000" draw:fill-color="#0000ff" draw:textarea-horizontal-align="justify" draw:textarea-vertical-align="middle" draw:auto-grow-height="false" fo:min-height="0.021cm" fo:min-width="0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.021cm" fo:min-width="0cm"/>
    </style:style>
    <style:style style:name="gr5" style:family="graphic" style:parent-style-name="objectwithoutfill">
      <style:graphic-properties svg:stroke-color="#000000" draw:fill="none" draw:fill-color="#00cc33" draw:textarea-vertical-align="middle"/>
    </style:style>
    <style:style style:name="gr6" style:family="graphic" style:parent-style-name="objectwithoutfill">
      <style:graphic-properties svg:stroke-color="#000000" draw:marker-end="Arrow" draw:marker-end-width="0.1cm" draw:fill="none" draw:fill-color="#00cc33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 draw:fill-color="#00cc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381cm" svg:height="0.381cm" svg:x="1.70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08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46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2.84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2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61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3.99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37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4.75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5.13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6" draw:id="id46" draw:layer="layout" svg:width="0.381cm" svg:height="0.381cm" svg:x="5.51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4" draw:id="id44" draw:layer="layout" svg:width="0.381cm" svg:height="0.381cm" svg:x="5.89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2" draw:id="id42" draw:layer="layout" svg:width="0.381cm" svg:height="0.381cm" svg:x="6.27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6.65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0.381cm" svg:height="0.381cm" svg:x="7.0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42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7.80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8.18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4" draw:id="id34" draw:layer="layout" svg:width="0.381cm" svg:height="0.381cm" svg:x="8.56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0.381cm" svg:height="0.381cm" svg:x="8.94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9.326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9" draw:id="id29" draw:layer="layout" svg:width="0.381cm" svg:height="0.381cm" svg:x="9.707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088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381cm" svg:x="10.469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0.381cm" svg:height="0.381cm" svg:x="10.85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0.381cm" svg:height="0.381cm" svg:x="11.231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0.381cm" svg:height="0.381cm" svg:x="11.612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381cm" svg:height="0.381cm" svg:x="11.993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381cm" svg:height="0.381cm" svg:x="12.374cm" svg:y="5.0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381cm" svg:height="0.381cm" svg:x="12.755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81cm" svg:height="0.381cm" svg:x="12.37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381cm" svg:height="0.381cm" svg:x="12.37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381cm" svg:height="0.381cm" svg:x="12.371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2.564cm" svg:y1="5.064cm" svg:x2="12.562cm" svg:y2="4.556cm" draw:start-shape="id1" draw:start-glue-point="0" draw:end-shape="id2" draw:end-glue-point="8" svg:d="M12564 5064l-2-508" svg:viewBox="0 0 3 509">
          <text:p/>
        </draw:connector>
        <draw:connector draw:style-name="gr5" draw:text-style-name="P5" draw:layer="layout" draw:type="line" svg:x1="12.562cm" svg:y1="4.175cm" svg:x2="12.562cm" svg:y2="3.256cm" draw:start-shape="id2" draw:start-glue-point="4" draw:end-shape="id3" draw:end-glue-point="8" svg:d="M12562 4175v-919" svg:viewBox="0 0 1 920">
          <text:p/>
        </draw:connector>
        <draw:connector draw:style-name="gr5" draw:text-style-name="P5" draw:layer="layout" draw:type="line" svg:x1="12.562cm" svg:y1="2.875cm" svg:x2="12.562cm" svg:y2="1.956cm" draw:start-shape="id3" draw:start-glue-point="4" draw:end-shape="id4" draw:end-glue-point="8" svg:d="M12562 2875v-919" svg:viewBox="0 0 1 920">
          <text:p/>
        </draw:connector>
        <draw:connector draw:style-name="gr6" draw:text-style-name="P5" draw:layer="layout" draw:type="curve" svg:x1="12.562cm" svg:y1="1.575cm" svg:x2="12.945cm" svg:y2="5.064cm" draw:start-shape="id4" draw:start-glue-point="4" draw:end-shape="id5" draw:end-glue-point="0" svg:d="M12562 1575c0-753 691-502 691 716 0 1219-308 442-308 2773" svg:viewBox="0 0 692 3916">
          <text:p/>
        </draw:connector>
        <draw:connector draw:style-name="gr5" draw:text-style-name="P5" draw:layer="layout" draw:type="line" svg:x1="12.183cm" svg:y1="5.064cm" svg:x2="12.18cm" svg:y2="4.556cm" draw:start-shape="id6" draw:start-glue-point="0" draw:end-shape="id7" draw:end-glue-point="8" svg:d="M12183 5064l-3-508" svg:viewBox="0 0 4 509">
          <text:p/>
        </draw:connector>
        <draw:custom-shape draw:style-name="gr2" draw:text-style-name="P2" xml:id="id7" draw:id="id7" draw:layer="layout" svg:width="0.381cm" svg:height="0.381cm" svg:x="11.98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81cm" svg:height="0.381cm" svg:x="11.60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1.802cm" svg:y1="5.064cm" svg:x2="11.795cm" svg:y2="4.556cm" draw:start-shape="id8" draw:start-glue-point="0" draw:end-shape="id9" draw:end-glue-point="8" svg:d="M11802 5064l-7-508" svg:viewBox="0 0 8 509">
          <text:p/>
        </draw:connector>
        <draw:custom-shape draw:style-name="gr3" draw:text-style-name="P3" xml:id="id10" draw:id="id10" draw:layer="layout" svg:width="0.381cm" svg:height="0.381cm" svg:x="11.98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2.172cm" svg:y1="2.876cm" svg:x2="12.562cm" svg:y2="1.956cm" draw:start-shape="id10" draw:start-glue-point="4" draw:end-shape="id4" draw:end-glue-point="8" svg:d="M12172 2876l390-920" svg:viewBox="0 0 391 921">
          <text:p/>
        </draw:connector>
        <draw:custom-shape draw:style-name="gr2" draw:text-style-name="P2" xml:id="id12" draw:id="id12" draw:layer="layout" svg:width="0.381cm" svg:height="0.381cm" svg:x="11.22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1.421cm" svg:y1="5.064cm" svg:x2="11.415cm" svg:y2="4.556cm" draw:start-shape="id11" draw:end-shape="id12" draw:end-glue-point="8" svg:d="M11421 5064l-6-508" svg:viewBox="0 0 7 509">
          <text:p/>
        </draw:connector>
        <draw:custom-shape draw:style-name="gr3" draw:text-style-name="P3" xml:id="id13" draw:id="id13" draw:layer="layout" svg:width="0.381cm" svg:height="0.381cm" svg:x="11.59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381cm" svg:height="0.381cm" svg:x="11.20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5" draw:id="id15" draw:layer="layout" svg:width="0.381cm" svg:height="0.381cm" svg:x="10.81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6" draw:id="id16" draw:layer="layout" svg:width="0.381cm" svg:height="0.381cm" svg:x="10.42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7" draw:id="id17" draw:layer="layout" svg:width="0.381cm" svg:height="0.381cm" svg:x="10.03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8" draw:id="id18" draw:layer="layout" svg:width="0.381cm" svg:height="0.381cm" svg:x="9.64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0.381cm" svg:height="0.381cm" svg:x="9.25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0" draw:id="id20" draw:layer="layout" svg:width="0.381cm" svg:height="0.381cm" svg:x="8.86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1" draw:id="id21" draw:layer="layout" svg:width="0.381cm" svg:height="0.381cm" svg:x="8.47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2" draw:id="id22" draw:layer="layout" svg:width="0.381cm" svg:height="0.381cm" svg:x="8.081cm" svg:y="2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3" draw:id="id23" draw:layer="layout" svg:width="0.381cm" svg:height="0.381cm" svg:x="7.69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4" draw:id="id24" draw:layer="layout" svg:width="0.381cm" svg:height="0.381cm" svg:x="7.301cm" svg:y="2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1.782cm" svg:y1="2.875cm" svg:x2="12.562cm" svg:y2="1.956cm" draw:start-shape="id13" draw:start-glue-point="4" draw:end-shape="id4" draw:end-glue-point="8" svg:d="M11782 2875l780-919" svg:viewBox="0 0 781 920">
          <text:p/>
        </draw:connector>
        <draw:connector draw:style-name="gr5" draw:text-style-name="P5" draw:layer="layout" draw:type="line" svg:x1="11.392cm" svg:y1="2.876cm" svg:x2="12.562cm" svg:y2="1.956cm" draw:start-shape="id14" draw:start-glue-point="4" draw:end-shape="id4" draw:end-glue-point="8" svg:d="M11392 2876l1170-920" svg:viewBox="0 0 1171 921">
          <text:p/>
        </draw:connector>
        <draw:connector draw:style-name="gr5" draw:text-style-name="P5" draw:layer="layout" draw:type="line" svg:x1="11.002cm" svg:y1="2.875cm" svg:x2="12.562cm" svg:y2="1.956cm" draw:start-shape="id15" draw:start-glue-point="4" draw:end-shape="id4" draw:end-glue-point="8" svg:d="M11002 2875l1560-919" svg:viewBox="0 0 1561 920">
          <text:p/>
        </draw:connector>
        <draw:connector draw:style-name="gr5" draw:text-style-name="P5" draw:layer="layout" draw:type="line" svg:x1="10.612cm" svg:y1="2.876cm" svg:x2="12.562cm" svg:y2="1.956cm" draw:start-shape="id16" draw:start-glue-point="4" draw:end-shape="id4" draw:end-glue-point="8" svg:d="M10612 2876l1950-920" svg:viewBox="0 0 1951 921">
          <text:p/>
        </draw:connector>
        <draw:connector draw:style-name="gr5" draw:text-style-name="P5" draw:layer="layout" draw:type="line" svg:x1="10.222cm" svg:y1="2.876cm" svg:x2="12.562cm" svg:y2="1.956cm" draw:start-shape="id17" draw:start-glue-point="4" draw:end-shape="id4" draw:end-glue-point="8" svg:d="M10222 2876l2340-920" svg:viewBox="0 0 2341 921">
          <text:p/>
        </draw:connector>
        <draw:connector draw:style-name="gr5" draw:text-style-name="P5" draw:layer="layout" draw:type="line" svg:x1="9.832cm" svg:y1="2.875cm" svg:x2="12.562cm" svg:y2="1.956cm" draw:start-shape="id18" draw:start-glue-point="4" draw:end-shape="id4" draw:end-glue-point="8" svg:d="M9832 2875l2730-919" svg:viewBox="0 0 2731 920">
          <text:p/>
        </draw:connector>
        <draw:connector draw:style-name="gr5" draw:text-style-name="P5" draw:layer="layout" draw:type="line" svg:x1="9.442cm" svg:y1="2.876cm" svg:x2="12.562cm" svg:y2="1.956cm" draw:start-shape="id19" draw:start-glue-point="4" draw:end-shape="id4" draw:end-glue-point="8" svg:d="M9442 2876l3120-920" svg:viewBox="0 0 3121 921">
          <text:p/>
        </draw:connector>
        <draw:connector draw:style-name="gr5" draw:text-style-name="P5" draw:layer="layout" draw:type="line" svg:x1="9.052cm" svg:y1="2.875cm" svg:x2="12.562cm" svg:y2="1.956cm" draw:start-shape="id20" draw:start-glue-point="4" draw:end-shape="id4" draw:end-glue-point="8" svg:d="M9052 2875l3510-919" svg:viewBox="0 0 3511 920">
          <text:p/>
        </draw:connector>
        <draw:connector draw:style-name="gr5" draw:text-style-name="P5" draw:layer="layout" draw:type="line" svg:x1="8.662cm" svg:y1="2.876cm" svg:x2="12.562cm" svg:y2="1.956cm" draw:start-shape="id21" draw:start-glue-point="4" draw:end-shape="id4" draw:end-glue-point="8" svg:d="M8662 2876l3900-920" svg:viewBox="0 0 3901 921">
          <text:p/>
        </draw:connector>
        <draw:connector draw:style-name="gr5" draw:text-style-name="P5" draw:layer="layout" draw:type="line" svg:x1="8.272cm" svg:y1="2.875cm" svg:x2="12.562cm" svg:y2="1.956cm" draw:start-shape="id22" draw:start-glue-point="4" draw:end-shape="id4" draw:end-glue-point="8" svg:d="M8272 2875l4290-919" svg:viewBox="0 0 4291 920">
          <text:p/>
        </draw:connector>
        <draw:connector draw:style-name="gr5" draw:text-style-name="P5" draw:layer="layout" draw:type="line" svg:x1="7.882cm" svg:y1="2.876cm" svg:x2="12.562cm" svg:y2="1.956cm" draw:start-shape="id23" draw:start-glue-point="4" draw:end-shape="id4" draw:end-glue-point="8" svg:d="M7882 2876l4680-920" svg:viewBox="0 0 4681 921">
          <text:p/>
        </draw:connector>
        <draw:connector draw:style-name="gr5" draw:text-style-name="P5" draw:layer="layout" draw:type="line" svg:x1="7.492cm" svg:y1="2.876cm" svg:x2="12.562cm" svg:y2="1.956cm" draw:start-shape="id24" draw:start-glue-point="4" draw:end-shape="id4" draw:end-glue-point="8" svg:d="M7492 2876l5070-920" svg:viewBox="0 0 5071 921">
          <text:p/>
        </draw:connector>
        <draw:custom-shape draw:style-name="gr2" draw:text-style-name="P2" xml:id="id26" draw:id="id26" draw:layer="layout" svg:width="0.381cm" svg:height="0.381cm" svg:x="10.84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1.04cm" svg:y1="5.064cm" svg:x2="11.032cm" svg:y2="4.556cm" draw:start-shape="id25" draw:start-glue-point="0" draw:end-shape="id26" draw:end-glue-point="8" svg:d="M11040 5064l-8-508" svg:viewBox="0 0 9 509">
          <text:p/>
        </draw:connector>
        <draw:connector draw:style-name="gr5" draw:text-style-name="P5" draw:layer="layout" draw:type="line" svg:x1="10.653cm" svg:y1="5.064cm" svg:x2="10.65cm" svg:y2="4.556cm" draw:end-shape="id27" draw:end-glue-point="8" svg:d="M10653 5064l-3-508" svg:viewBox="0 0 4 509">
          <text:p/>
        </draw:connector>
        <draw:custom-shape draw:style-name="gr2" draw:text-style-name="P2" xml:id="id27" draw:id="id27" draw:layer="layout" svg:width="0.381cm" svg:height="0.381cm" svg:x="10.45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381cm" svg:height="0.381cm" svg:x="10.07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272cm" svg:y1="5.064cm" svg:x2="10.265cm" svg:y2="4.556cm" draw:end-shape="id28" draw:end-glue-point="8" svg:d="M10272 5064l-7-508" svg:viewBox="0 0 8 509">
          <text:p/>
        </draw:connector>
        <draw:custom-shape draw:style-name="gr2" draw:text-style-name="P2" xml:id="id30" draw:id="id30" draw:layer="layout" svg:width="0.381cm" svg:height="0.381cm" svg:x="9.69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9.897cm" svg:y1="5.064cm" svg:x2="9.885cm" svg:y2="4.556cm" draw:start-shape="id29" draw:start-glue-point="0" draw:end-shape="id30" draw:end-glue-point="8" svg:d="M9897 5064l-12-508" svg:viewBox="0 0 13 509">
          <text:p/>
        </draw:connector>
        <draw:custom-shape draw:style-name="gr2" draw:text-style-name="P2" xml:id="id31" draw:id="id31" draw:layer="layout" svg:width="0.381cm" svg:height="0.381cm" svg:x="9.31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9.496cm" svg:y1="5.064cm" svg:x2="9.502cm" svg:y2="4.556cm" draw:end-shape="id31" draw:end-glue-point="8" svg:d="M9496 5064l6-508" svg:viewBox="0 0 7 509">
          <text:p/>
        </draw:connector>
        <draw:connector draw:style-name="gr5" draw:text-style-name="P5" draw:layer="layout" draw:type="line" svg:x1="9.135cm" svg:y1="5.064cm" svg:x2="9.12cm" svg:y2="4.556cm" draw:start-shape="id32" draw:start-glue-point="0" draw:end-shape="id33" draw:end-glue-point="8" svg:d="M9135 5064l-15-508" svg:viewBox="0 0 16 509">
          <text:p/>
        </draw:connector>
        <draw:custom-shape draw:style-name="gr2" draw:text-style-name="P2" xml:id="id33" draw:id="id33" draw:layer="layout" svg:width="0.381cm" svg:height="0.381cm" svg:x="8.92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381cm" svg:height="0.381cm" svg:x="8.54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754cm" svg:y1="5.064cm" svg:x2="8.735cm" svg:y2="4.556cm" draw:start-shape="id34" draw:start-glue-point="0" draw:end-shape="id35" draw:end-glue-point="8" svg:d="M8754 5064l-19-508" svg:viewBox="0 0 20 509">
          <text:p/>
        </draw:connector>
        <draw:custom-shape draw:style-name="gr2" draw:text-style-name="P2" xml:id="id36" draw:id="id36" draw:layer="layout" svg:width="0.381cm" svg:height="0.381cm" svg:x="8.16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8.37cm" svg:y1="5.064cm" svg:x2="8.355cm" svg:y2="4.556cm" draw:end-shape="id36" draw:end-glue-point="8" svg:d="M8370 5064l-15-508" svg:viewBox="0 0 16 509">
          <text:p/>
        </draw:connector>
        <draw:custom-shape draw:style-name="gr2" draw:text-style-name="P2" xml:id="id37" draw:id="id37" draw:layer="layout" svg:width="0.381cm" svg:height="0.381cm" svg:x="7.78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966cm" svg:y1="5.064cm" svg:x2="7.972cm" svg:y2="4.556cm" draw:end-shape="id37" draw:end-glue-point="8" svg:d="M7966 5064l6-508" svg:viewBox="0 0 7 509">
          <text:p/>
        </draw:connector>
        <draw:connector draw:style-name="gr5" draw:text-style-name="P5" draw:layer="layout" draw:type="line" svg:x1="7.593cm" svg:y1="5.064cm" svg:x2="7.59cm" svg:y2="4.556cm" draw:end-shape="id38" draw:end-glue-point="8" svg:d="M7593 5064l-3-508" svg:viewBox="0 0 4 509">
          <text:p/>
        </draw:connector>
        <draw:custom-shape draw:style-name="gr2" draw:text-style-name="P2" xml:id="id38" draw:id="id38" draw:layer="layout" svg:width="0.381cm" svg:height="0.381cm" svg:x="7.39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381cm" svg:height="0.381cm" svg:x="7.01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23cm" svg:y1="5.064cm" svg:x2="7.205cm" svg:y2="4.556cm" draw:start-shape="id39" draw:start-glue-point="0" draw:end-shape="id40" draw:end-glue-point="8" svg:d="M7230 5064l-25-508" svg:viewBox="0 0 26 509">
          <text:p/>
        </draw:connector>
        <draw:custom-shape draw:style-name="gr2" draw:text-style-name="P2" xml:id="id41" draw:id="id41" draw:layer="layout" svg:width="0.381cm" svg:height="0.381cm" svg:x="6.63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836cm" svg:y1="5.064cm" svg:x2="6.825cm" svg:y2="4.556cm" draw:end-shape="id41" draw:end-glue-point="8" svg:d="M6836 5064l-11-508" svg:viewBox="0 0 12 509">
          <text:p/>
        </draw:connector>
        <draw:custom-shape draw:style-name="gr2" draw:text-style-name="P2" xml:id="id43" draw:id="id43" draw:layer="layout" svg:width="0.381cm" svg:height="0.381cm" svg:x="6.25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6.468cm" svg:y1="5.064cm" svg:x2="6.444cm" svg:y2="4.556cm" draw:start-shape="id42" draw:start-glue-point="0" draw:end-shape="id43" draw:end-glue-point="8" svg:d="M6468 5064l-24-508" svg:viewBox="0 0 25 509">
          <text:p/>
        </draw:connector>
        <draw:connector draw:style-name="gr5" draw:text-style-name="P5" draw:layer="layout" draw:type="line" svg:x1="6.087cm" svg:y1="5.064cm" svg:x2="6.062cm" svg:y2="4.556cm" draw:start-shape="id44" draw:start-glue-point="0" draw:end-shape="id45" draw:end-glue-point="8" svg:d="M6087 5064l-25-508" svg:viewBox="0 0 26 509">
          <text:p/>
        </draw:connector>
        <draw:custom-shape draw:style-name="gr2" draw:text-style-name="P2" xml:id="id45" draw:id="id45" draw:layer="layout" svg:width="0.381cm" svg:height="0.381cm" svg:x="5.87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381cm" svg:height="0.381cm" svg:x="5.4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5.706cm" svg:y1="5.064cm" svg:x2="5.677cm" svg:y2="4.556cm" draw:start-shape="id46" draw:start-glue-point="0" draw:end-shape="id47" draw:end-glue-point="8" svg:d="M5706 5064l-29-508" svg:viewBox="0 0 30 509">
          <text:p/>
        </draw:connector>
        <draw:custom-shape draw:style-name="gr2" draw:text-style-name="P2" xml:id="id48" draw:id="id48" draw:layer="layout" svg:width="0.381cm" svg:height="0.381cm" svg:x="5.10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5.315cm" svg:y1="5.064cm" svg:x2="5.297cm" svg:y2="4.556cm" draw:end-shape="id48" draw:end-glue-point="8" svg:d="M5315 5064l-18-508" svg:viewBox="0 0 19 509">
          <text:p/>
        </draw:connector>
        <draw:custom-shape draw:style-name="gr2" draw:text-style-name="P2" xml:id="id49" draw:id="id49" draw:layer="layout" svg:width="0.381cm" svg:height="0.381cm" svg:x="4.73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924cm" svg:y1="5.064cm" svg:x2="4.922cm" svg:y2="4.556cm" draw:end-shape="id49" draw:end-glue-point="8" svg:d="M4924 5064l-2-508" svg:viewBox="0 0 3 509">
          <text:p/>
        </draw:connector>
        <draw:connector draw:style-name="gr5" draw:text-style-name="P5" draw:layer="layout" draw:type="line" svg:x1="4.543cm" svg:y1="5.064cm" svg:x2="4.54cm" svg:y2="4.556cm" draw:end-shape="id50" draw:end-glue-point="8" svg:d="M4543 5064l-3-508" svg:viewBox="0 0 4 509">
          <text:p/>
        </draw:connector>
        <draw:custom-shape draw:style-name="gr2" draw:text-style-name="P2" xml:id="id50" draw:id="id50" draw:layer="layout" svg:width="0.381cm" svg:height="0.381cm" svg:x="4.34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381cm" svg:height="0.381cm" svg:x="3.96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162cm" svg:y1="5.064cm" svg:x2="4.155cm" svg:y2="4.556cm" draw:end-shape="id51" draw:end-glue-point="8" svg:d="M4162 5064l-7-508" svg:viewBox="0 0 8 509">
          <text:p/>
        </draw:connector>
        <draw:custom-shape draw:style-name="gr2" draw:text-style-name="P2" xml:id="id52" draw:id="id52" draw:layer="layout" svg:width="0.381cm" svg:height="0.381cm" svg:x="3.58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3.781cm" svg:y1="5.064cm" svg:x2="3.775cm" svg:y2="4.556cm" draw:end-shape="id52" draw:end-glue-point="8" svg:d="M3781 5064l-6-508" svg:viewBox="0 0 7 509">
          <text:p/>
        </draw:connector>
        <draw:custom-shape draw:style-name="gr2" draw:text-style-name="P2" xml:id="id53" draw:id="id53" draw:layer="layout" svg:width="0.381cm" svg:height="0.381cm" svg:x="3.20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3.394cm" svg:y1="5.064cm" svg:x2="3.392cm" svg:y2="4.556cm" draw:end-shape="id53" draw:end-glue-point="8" svg:d="M3394 5064l-2-508" svg:viewBox="0 0 3 509">
          <text:p/>
        </draw:connector>
        <draw:connector draw:style-name="gr5" draw:text-style-name="P5" draw:layer="layout" draw:type="line" svg:x1="3.013cm" svg:y1="5.064cm" svg:x2="3.01cm" svg:y2="4.556cm" draw:end-shape="id54" draw:end-glue-point="8" svg:d="M3013 5064l-3-508" svg:viewBox="0 0 4 509">
          <text:p/>
        </draw:connector>
        <draw:custom-shape draw:style-name="gr2" draw:text-style-name="P2" xml:id="id54" draw:id="id54" draw:layer="layout" svg:width="0.381cm" svg:height="0.381cm" svg:x="2.819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0.381cm" svg:height="0.381cm" svg:x="2.43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.632cm" svg:y1="5.064cm" svg:x2="2.625cm" svg:y2="4.556cm" draw:end-shape="id55" draw:end-glue-point="8" svg:d="M2632 5064l-7-508" svg:viewBox="0 0 8 509">
          <text:p/>
        </draw:connector>
        <draw:custom-shape draw:style-name="gr2" draw:text-style-name="P2" xml:id="id56" draw:id="id56" draw:layer="layout" svg:width="0.381cm" svg:height="0.381cm" svg:x="2.0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2.251cm" svg:y1="5.064cm" svg:x2="2.245cm" svg:y2="4.556cm" draw:end-shape="id56" draw:end-glue-point="8" svg:d="M2251 5064l-6-508" svg:viewBox="0 0 7 509">
          <text:p/>
        </draw:connector>
        <draw:custom-shape draw:style-name="gr2" draw:text-style-name="P2" xml:id="id57" draw:id="id57" draw:layer="layout" svg:width="0.381cm" svg:height="0.381cm" svg:x="1.663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.86cm" svg:y1="5.064cm" svg:x2="1.854cm" svg:y2="4.556cm" draw:end-shape="id57" draw:end-glue-point="8" svg:d="M1860 5064l-6-508" svg:viewBox="0 0 7 509">
          <text:p/>
        </draw:connector>
        <draw:connector draw:style-name="gr5" draw:text-style-name="P5" draw:layer="layout" draw:type="line" svg:x1="12.562cm" svg:y1="4.175cm" svg:x2="11.782cm" svg:y2="3.256cm" draw:start-shape="id2" draw:start-glue-point="4" draw:end-shape="id13" draw:end-glue-point="8" svg:d="M12562 4175l-780-919" svg:viewBox="0 0 781 920">
          <text:p/>
        </draw:connector>
        <draw:connector draw:style-name="gr5" draw:text-style-name="P5" draw:layer="layout" draw:type="line" svg:x1="12.562cm" svg:y1="4.175cm" svg:x2="11.392cm" svg:y2="3.257cm" draw:start-shape="id2" draw:start-glue-point="4" draw:end-shape="id14" draw:end-glue-point="8" svg:d="M12562 4175l-1170-918" svg:viewBox="0 0 1171 919">
          <text:p/>
        </draw:connector>
        <draw:connector draw:style-name="gr5" draw:text-style-name="P5" draw:layer="layout" draw:type="line" svg:x1="12.562cm" svg:y1="4.175cm" svg:x2="11.002cm" svg:y2="3.256cm" draw:start-shape="id2" draw:start-glue-point="4" draw:end-shape="id15" draw:end-glue-point="8" svg:d="M12562 4175l-1560-919" svg:viewBox="0 0 1561 920">
          <text:p/>
        </draw:connector>
        <draw:connector draw:style-name="gr5" draw:text-style-name="P5" draw:layer="layout" draw:type="line" svg:x1="12.562cm" svg:y1="4.175cm" svg:x2="10.612cm" svg:y2="3.257cm" draw:start-shape="id2" draw:start-glue-point="4" draw:end-shape="id16" draw:end-glue-point="8" svg:d="M12562 4175l-1950-918" svg:viewBox="0 0 1951 919">
          <text:p/>
        </draw:connector>
        <draw:connector draw:style-name="gr5" draw:text-style-name="P5" draw:layer="layout" draw:type="line" svg:x1="12.562cm" svg:y1="4.175cm" svg:x2="10.222cm" svg:y2="3.257cm" draw:start-shape="id2" draw:start-glue-point="4" draw:end-shape="id17" draw:end-glue-point="8" svg:d="M12562 4175l-2340-918" svg:viewBox="0 0 2341 919">
          <text:p/>
        </draw:connector>
        <draw:connector draw:style-name="gr5" draw:text-style-name="P5" draw:layer="layout" draw:type="line" svg:x1="12.562cm" svg:y1="4.175cm" svg:x2="9.832cm" svg:y2="3.256cm" draw:start-shape="id2" draw:start-glue-point="4" draw:end-shape="id18" draw:end-glue-point="8" svg:d="M12562 4175l-2730-919" svg:viewBox="0 0 2731 920">
          <text:p/>
        </draw:connector>
        <draw:connector draw:style-name="gr5" draw:text-style-name="P5" draw:layer="layout" draw:type="line" svg:x1="12.562cm" svg:y1="4.175cm" svg:x2="9.442cm" svg:y2="3.257cm" draw:start-shape="id2" draw:start-glue-point="4" draw:end-shape="id19" draw:end-glue-point="8" svg:d="M12562 4175l-3120-918" svg:viewBox="0 0 3121 919">
          <text:p/>
        </draw:connector>
        <draw:connector draw:style-name="gr5" draw:text-style-name="P5" draw:layer="layout" draw:type="line" svg:x1="12.562cm" svg:y1="4.175cm" svg:x2="9.052cm" svg:y2="3.256cm" draw:start-shape="id2" draw:start-glue-point="4" draw:end-shape="id20" draw:end-glue-point="8" svg:d="M12562 4175l-3510-919" svg:viewBox="0 0 3511 920">
          <text:p/>
        </draw:connector>
        <draw:connector draw:style-name="gr5" draw:text-style-name="P5" draw:layer="layout" draw:type="line" svg:x1="12.562cm" svg:y1="4.175cm" svg:x2="8.662cm" svg:y2="3.257cm" draw:start-shape="id2" draw:start-glue-point="4" draw:end-shape="id21" draw:end-glue-point="8" svg:d="M12562 4175l-3900-918" svg:viewBox="0 0 3901 919">
          <text:p/>
        </draw:connector>
        <draw:connector draw:style-name="gr5" draw:text-style-name="P5" draw:layer="layout" draw:type="line" svg:x1="12.561cm" svg:y1="4.175cm" svg:x2="8.272cm" svg:y2="3.256cm" draw:start-shape="id2" draw:start-glue-point="0" draw:end-shape="id22" draw:end-glue-point="8" svg:d="M12561 4175l-4289-919" svg:viewBox="0 0 4290 920">
          <text:p/>
        </draw:connector>
        <draw:connector draw:style-name="gr5" draw:text-style-name="P5" draw:layer="layout" draw:type="line" svg:x1="12.562cm" svg:y1="4.175cm" svg:x2="12.172cm" svg:y2="3.257cm" draw:start-shape="id2" draw:start-glue-point="4" draw:end-shape="id10" draw:end-glue-point="8" svg:d="M12562 4175l-390-918" svg:viewBox="0 0 391 919">
          <text:p/>
        </draw:connector>
        <draw:connector draw:style-name="gr5" draw:text-style-name="P5" draw:layer="layout" draw:type="line" svg:x1="12.562cm" svg:y1="4.175cm" svg:x2="7.882cm" svg:y2="3.257cm" draw:start-shape="id2" draw:start-glue-point="4" draw:end-shape="id23" draw:end-glue-point="8" svg:d="M12562 4175l-4680-918" svg:viewBox="0 0 4681 919">
          <text:p/>
        </draw:connector>
        <draw:connector draw:style-name="gr5" draw:text-style-name="P5" draw:layer="layout" draw:type="line" svg:x1="12.562cm" svg:y1="4.175cm" svg:x2="7.492cm" svg:y2="3.257cm" draw:start-shape="id2" draw:start-glue-point="4" draw:end-shape="id24" draw:end-glue-point="8" svg:d="M12562 4175l-5070-918" svg:viewBox="0 0 5071 919">
          <text:p/>
        </draw:connector>
        <draw:connector draw:style-name="gr5" draw:text-style-name="P5" draw:layer="layout" draw:type="line" svg:x1="1.854cm" svg:y1="4.175cm" svg:x2="7.492cm" svg:y2="3.257cm" draw:start-shape="id57" draw:start-glue-point="4" draw:end-shape="id24" draw:end-glue-point="8" svg:d="M1854 4175l5638-918" svg:viewBox="0 0 5639 919">
          <text:p/>
        </draw:connector>
        <draw:connector draw:style-name="gr5" draw:text-style-name="P5" draw:layer="layout" draw:type="line" svg:x1="2.245cm" svg:y1="4.175cm" svg:x2="7.882cm" svg:y2="3.257cm" draw:start-shape="id56" draw:start-glue-point="4" draw:end-shape="id23" draw:end-glue-point="8" svg:d="M2245 4175l5637-918" svg:viewBox="0 0 5638 919">
          <text:p/>
        </draw:connector>
        <draw:connector draw:style-name="gr5" draw:text-style-name="P5" draw:layer="layout" draw:type="line" svg:x1="2.625cm" svg:y1="4.175cm" svg:x2="8.272cm" svg:y2="3.256cm" draw:start-shape="id55" draw:start-glue-point="4" draw:end-shape="id22" draw:end-glue-point="8" svg:d="M2625 4175l5647-919" svg:viewBox="0 0 5648 920">
          <text:p/>
        </draw:connector>
        <draw:connector draw:style-name="gr5" draw:text-style-name="P5" draw:layer="layout" draw:type="line" svg:x1="3.01cm" svg:y1="4.175cm" svg:x2="8.662cm" svg:y2="3.257cm" draw:start-shape="id54" draw:start-glue-point="4" draw:end-shape="id21" draw:end-glue-point="8" svg:d="M3010 4175l5652-918" svg:viewBox="0 0 5653 919">
          <text:p/>
        </draw:connector>
        <draw:connector draw:style-name="gr5" draw:text-style-name="P5" draw:layer="layout" draw:type="line" svg:x1="3.392cm" svg:y1="4.175cm" svg:x2="9.052cm" svg:y2="3.256cm" draw:start-shape="id53" draw:start-glue-point="4" draw:end-shape="id20" draw:end-glue-point="8" svg:d="M3392 4175l5660-919" svg:viewBox="0 0 5661 920">
          <text:p/>
        </draw:connector>
        <draw:connector draw:style-name="gr5" draw:text-style-name="P5" draw:layer="layout" draw:type="line" svg:x1="3.775cm" svg:y1="4.175cm" svg:x2="9.442cm" svg:y2="3.257cm" draw:start-shape="id52" draw:start-glue-point="4" draw:end-shape="id19" draw:end-glue-point="8" svg:d="M3775 4175l5667-918" svg:viewBox="0 0 5668 919">
          <text:p/>
        </draw:connector>
        <draw:connector draw:style-name="gr5" draw:text-style-name="P5" draw:layer="layout" draw:type="line" svg:x1="4.155cm" svg:y1="4.175cm" svg:x2="9.832cm" svg:y2="3.256cm" draw:start-shape="id51" draw:start-glue-point="4" draw:end-shape="id18" draw:end-glue-point="8" svg:d="M4155 4175l5677-919" svg:viewBox="0 0 5678 920">
          <text:p/>
        </draw:connector>
        <draw:connector draw:style-name="gr5" draw:text-style-name="P5" draw:layer="layout" draw:type="line" svg:x1="4.54cm" svg:y1="4.175cm" svg:x2="10.222cm" svg:y2="3.257cm" draw:start-shape="id50" draw:start-glue-point="4" draw:end-shape="id17" draw:end-glue-point="8" svg:d="M4540 4175l5682-918" svg:viewBox="0 0 5683 919">
          <text:p/>
        </draw:connector>
        <draw:connector draw:style-name="gr5" draw:text-style-name="P5" draw:layer="layout" draw:type="line" svg:x1="4.922cm" svg:y1="4.175cm" svg:x2="10.612cm" svg:y2="3.257cm" draw:start-shape="id49" draw:start-glue-point="4" draw:end-shape="id16" draw:end-glue-point="8" svg:d="M4922 4175l5690-918" svg:viewBox="0 0 5691 919">
          <text:p/>
        </draw:connector>
        <draw:connector draw:style-name="gr5" draw:text-style-name="P5" draw:layer="layout" draw:type="line" svg:x1="5.297cm" svg:y1="4.175cm" svg:x2="11.002cm" svg:y2="3.256cm" draw:start-shape="id48" draw:start-glue-point="4" draw:end-shape="id15" draw:end-glue-point="8" svg:d="M5297 4175l5705-919" svg:viewBox="0 0 5706 920">
          <text:p/>
        </draw:connector>
        <draw:connector draw:style-name="gr5" draw:text-style-name="P5" draw:layer="layout" draw:type="line" svg:x1="5.677cm" svg:y1="4.175cm" svg:x2="11.392cm" svg:y2="3.257cm" draw:start-shape="id47" draw:start-glue-point="4" draw:end-shape="id14" draw:end-glue-point="8" svg:d="M5677 4175l5715-918" svg:viewBox="0 0 5716 919">
          <text:p/>
        </draw:connector>
        <draw:connector draw:style-name="gr5" draw:text-style-name="P5" draw:layer="layout" draw:type="line" svg:x1="6.062cm" svg:y1="4.175cm" svg:x2="11.782cm" svg:y2="3.256cm" draw:start-shape="id45" draw:start-glue-point="4" draw:end-shape="id13" draw:end-glue-point="8" svg:d="M6062 4175l5720-919" svg:viewBox="0 0 5721 920">
          <text:p/>
        </draw:connector>
        <draw:connector draw:style-name="gr5" draw:text-style-name="P5" draw:layer="layout" draw:type="line" svg:x1="6.444cm" svg:y1="4.175cm" svg:x2="12.172cm" svg:y2="3.257cm" draw:start-shape="id43" draw:start-glue-point="4" draw:end-shape="id10" draw:end-glue-point="8" svg:d="M6444 4175l5728-918" svg:viewBox="0 0 5729 919">
          <text:p/>
        </draw:connector>
        <draw:connector draw:style-name="gr5" draw:text-style-name="P5" draw:layer="layout" draw:type="line" svg:x1="6.825cm" svg:y1="4.175cm" svg:x2="12.562cm" svg:y2="3.256cm" draw:start-shape="id41" draw:start-glue-point="4" draw:end-shape="id3" draw:end-glue-point="8" svg:d="M6825 4175l5737-919" svg:viewBox="0 0 5738 9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1:45:13.164881258</meta:creation-date>
    <dc:date>2018-06-22T15:14:13.984812400</dc:date>
    <meta:editing-duration>PT1H44M10S</meta:editing-duration>
    <meta:editing-cycles>34</meta:editing-cycles>
    <meta:generator>LibreOffice/5.1.6.2$MacOSX_X86_64 LibreOffice_project/07ac168c60a517dba0f0d7bc7540f5afa45f0909</meta:generator>
    <meta:document-statistic meta:object-count="146"/>
  </office:meta>
</office:document-meta>
</file>